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Willi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352">
            <text:p>1352</text:p>
          </table:table-cell>
          <table:table-cell table:style-name="ce22" office:value-type="float" office:value="320">
            <text:p>32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17">
            <text:p>1117</text:p>
          </table:table-cell>
          <table:table-cell table:style-name="ce22" office:value-type="float" office:value="255">
            <text:p>25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05">
            <text:p>1805</text:p>
          </table:table-cell>
          <table:table-cell table:style-name="ce22" office:value-type="float" office:value="199">
            <text:p>19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652">
            <text:p>5652</text:p>
          </table:table-cell>
          <table:table-cell table:style-name="ce22" office:value-type="float" office:value="1094">
            <text:p>109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59">
            <text:p>145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5">
            <text:p>100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62">
            <text:p>1162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75">
            <text:p>3275</text:p>
          </table:table-cell>
          <table:table-cell table:style-name="ce22" office:value-type="float" office:value="1357">
            <text:p>135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927">
            <text:p>8927</text:p>
          </table:table-cell>
          <table:table-cell table:style-name="ce22" office:value-type="float" office:value="2451">
            <text:p>245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